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6pt" officeooo:paragraph-rsid="00041261" fo:background-color="#ffffff" style:font-size-asian="16pt" style:font-name-complex="Times New Roman1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41261" style:font-size-asian="16pt" style:font-size-complex="16pt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41261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5" style:family="text">
      <style:text-properties fo:color="#000000" loext:opacity="100%" style:font-name="Times New Roman" fo:language="en" fo:country="US" fo:background-color="#ffffff" loext:char-shading-value="0" style:font-name-complex="Times New Roman1"/>
    </style:style>
    <style:style style:name="T6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XXXV</text:span></text:p>
      <text:p text:style-name="P3"><text:span text:style-name="T6">–Кто вообще догадался эту систему ставить в школу? – возмущалась Настя. </text:span></text:p>
      <text:p text:style-name="P3"><text:span text:style-name="T6">–Это не просто школа. Чуть ли не секретная лаборатория. Поэтому и установлена система экстренной защиты. Вот только просто так ее не активировать, а уж отключить тем более, – ответил Алехин. </text:span></text:p>
      <text:p text:style-name="P3"><text:span text:style-name="T6">Тут в темноте раздался шорох. Сначала с одного угла, потом с другого. </text:span></text:p>
      <text:p text:style-name="P3"><text:span text:style-name="T6">–Ты слышала? </text:span></text:p>
      <text:p text:style-name="P3"><text:span text:style-name="T6">–Да. Тише, – прошептала девушка. </text:span></text:p>
      <text:p text:style-name="P3"><text:span text:style-name="T6">Но тут на весь зал грянула музыка и загорелись прожектора. Паника толпы понемногу начала спадать, и кто-то даже вновь попытался танцевать, но тут вдруг людей из толпы что-то начало сшибать с ног. Настя моментально достала из сумки и в пару движений разложила титановые дубинки, а Александр крутанул рукоять трости, которая моментально превратилась в дубинку с крюком на конце. </text:span></text:p>
      <text:p text:style-name="P3"><text:span text:style-name="T6">Алина сидела в туалете, глядя на вянущие желтые розы. Слезы потоком лились из ее глаз. Громкие всхлипывания и рыдания слышались каждую секунду. По лицу растекалась тушь. Мир помутнел перед глазами. Не существовало ничего. Ее душу жгла ненависть и боль. Тем временем в туалет, быстро перемещаясь заползла смертоносная кофемолка. Обнаружив девушку, она резко направилась к ней с агрессивным видом. </text:span></text:p>
      <text:p text:style-name="P3"><text:span text:style-name="T6">–Никто меня не понимает! Никто, что за жизнь! – громко крикнула Алина сквозь рыдания. Машина смерти остановилась в недоумении. </text:span></text:p>
      <text:p text:style-name="P3"><text:soft-page-break/><text:span text:style-name="T6">–И с кем мне поговорить? С кем? У меня никого нет! А теперь меня хочет убить кофемолка?! Ну кайф, а не жизнь просто! – ревела девушка. </text:span></text:p>
      <text:p text:style-name="P3"><text:span text:style-name="T6">Кофемолка замерла, а потом медленно и осторожно приблизилась к девушке, расположившись рядом. </text:span></text:p>
      <text:p text:style-name="P3"><text:span text:style-name="T6">–Вот понимаешь, ты в парня влюбляешься, ты готова для него на все. И ведь не так много хочешь от него, а он позорит тебя перед всеми, бросает так жестоко! В чем я виновата?! В чем?! Ну скажи мне, чем я заслужила такую судьбу?! </text:span></text:p>
      <text:p text:style-name="P3"><text:span text:style-name="T6">Тем временем в зале все больше людей превращались в верных подчиненных Кернигана, и вот Настю и Александра зажимали в кольцо смертоносные машины и куча зомбированных людей. Разнося в щепки очередного киборга, Александр закрыл собой Настю. Они были зажаты в угол. </text:span></text:p>
      <text:p text:style-name="P3"><text:span text:style-name="T6">–Не переживай! Я не отдам тебя им! </text:span></text:p>
      <text:p text:style-name="P3"><text:span text:style-name="T6">–Так вот в чем был план Кернигана! На кону весь мир! Мы лишь лабораторные крысы, на которых нужно было провести эксперимент, насколько работает система! </text:span></text:p>
      <text:p text:style-name="P3"><text:span text:style-name="T6">Это были последние слова, которые успели сказать Настя и Александр перед тем, как были схвачены. На замке двери появилась надпись: «</text:span><text:span text:style-name="T5">Unlocked</text:span><text:span text:style-name="T6">», и индикатор загорелся зеленым. </text:span></text:p>
      <text:p text:style-name="P3"><text:span text:style-name="T6">–Ну вот ты понимаешь, я же не хотела так. Я просто дура. А хотя нет, подожди. Че это я тут себя занижаю? Это этот идиот ничего не понимает и не ценит меня! Променял на прошмандовку какую-то! – продолжала в истерике выговариваться кофемолке Алина. Еще </text:span><text:soft-page-break/><text:span text:style-name="T6">недавно бывшая смертоносной машиной кофемолка, как бы то ни было странно, явно была растрогана рассказами девушки. </text:span></text:p>
      <text:p text:style-name="P3"><text:span text:style-name="T6">–Так, так, так! Анастасия Евгеньевна Калашова! Александр Павлович Алехин! Приятно познакомиться! – зловеще сказал Керниган, прохаживаясь и поглядывая на Настю и Александра, прикованных к стене. </text:span></text:p>
      <text:p text:style-name="P3"><text:span text:style-name="T6">–Взаимно, мистер Кернигпн, – посмеялась Настя. </text:span></text:p>
      <text:p text:style-name="P3"><text:span text:style-name="T6">–Как приятно, когда тебя знают! Я польщен. А в награду за это, вы сможете увидеть то, как по всему миру прокатится волна восстания моих мини-киборгов. </text:span></text:p>
      <text:p text:style-name="P3"><text:span text:style-name="T6">–А ты отъявленный подлец! – проговорил Алехин. </text:span></text:p>
      <text:p text:style-name="P3"><text:span text:style-name="T6">–Замолчи! Меня бесит твой голос! – резко сказала Алена. </text:span></text:p>
      <text:p text:style-name="P3"><text:span text:style-name="T6">–Ну тише, звездочка. Они же наши гости, – проговорил Керниган. Недовольная Алена фыркнула и упала в компьютерное кресло. </text:span></text:p>
      <text:p text:style-name="P3"><text:span text:style-name="T6">Алина, утирая слезы, стояла у зеркала, смывая потекшую тушь. Кофемолка преданно сидела рядом, наблюдая за ней. </text:span></text:p>
      <text:p text:style-name="P3"><text:span text:style-name="T6">–Одна ты меня понимаешь! Только тебе я и могу доверять! – бормотала девушка. </text:span></text:p>
      <text:p text:style-name="P3"><text:span text:style-name="T6">–Ох уж эти парни! </text:span></text:p>
      <text:p text:style-name="P3"><text:span text:style-name="T6">Кофемолка кивнула, покачав корпусом и, после сделала движение, как будто закатывала единственный глаз. Схватив букет, Алина резко пнула дверь, так, что та открылась и уверенно вышла из туалета. Кофемолка двинулась за ней. </text:span></text:p>
      <text:p text:style-name="P3"><text:span text:style-name="T6">–Слушай, а я тут подумал! Слишком много чести, да и мало ли помешаете мне? – пробормотал Керниган. </text:span></text:p>
      <text:p text:style-name="P3"><text:soft-page-break/><text:span text:style-name="T6">–Наконец-то понял, что избавиться от них нужно! – проговорила Алена. </text:span></text:p>
      <text:p text:style-name="P3"><text:span text:style-name="T6">–Не, от нее. Она же тут секретный агент. </text:span></text:p>
      <text:p text:style-name="P3"><text:span text:style-name="T6">–Не смей трогать ее! – крикнул Алехин. </text:span></text:p>
      <text:p text:style-name="P3"><text:span text:style-name="T6">–Как интересно, – пробормотал Вадим и резко разложил зонт в плазменный арбалет. </text:span></text:p>
      <text:p text:style-name="P3"><text:span text:style-name="T6">–Прикончи уже обоих! – крикнула Алена. Тем временем к серверной подходила Алина с букетом и бутылкой коньяка, делая глоток за глотком из горла. </text:span></text:p>
      <text:p text:style-name="P3"><text:span text:style-name="T6">–Позволь предоставить тебе выбор, Александр. Ведь ты же решил для себя, что главное учеба! Так зачем она тебе?! Ты можешь сохранить жизнь, и даже стать одним из моих самых близких людей. Лишь пожертвуй ей. </text:span></text:p>
      <text:p text:style-name="P3"><text:span text:style-name="T6">–Никогда! Убей меня, сделай со мной, что хочешь, но не смей прикасаться к ней! – крикнул Алехин. </text:span></text:p>
      <text:p text:style-name="P3"><text:span text:style-name="T6">–Как драматично. Ну что ж. Ты сделал свой выбор! – сказал Вадим, направляя на него пушку. </text:span></text:p>
      <text:p text:style-name="P3"><text:span text:style-name="T6">–Прощай, Александр Алехин, – произнесла Алена.</text:span></text:p>
      <text:p text:style-name="P3"><text:span text:style-name="T6">Но тут оружие вылетело из рук Кернигана и, отлетев в сторону сложилось в зонт. </text:span></text:p>
      <text:p text:style-name="P3"><text:span text:style-name="T6">–Что за?! – крикнул Керниган. </text:span></text:p>
      <text:p text:style-name="P3"><text:span text:style-name="T6">–Не смей! Его! Трогать! Пока я не разобралась! – крикнула Алина, окучивая Вадима несколькими ударами букета. </text:span></text:p>
      <text:p text:style-name="P3"><text:span text:style-name="T6">–Эй, дамочка! Я не поняла! – крикнула Алена, отталкивая резко Алину, но вдруг вскрикнула и упала. Алина обернулась. На тело Алены заползла кофемолка, складывая контакт шокера. </text:span></text:p>
      <text:p text:style-name="P3"><text:soft-page-break/><text:span text:style-name="T6">–Хватит! – крикнул Керниган, выхватывая пистолет и прикладывая к виску Алины. </text:span></text:p>
      <text:p text:style-name="P3"><text:span text:style-name="T6">– И кого из вас мне пришить первым!? – грозно крикнул он. </text:span></text:p>
      <text:p text:style-name="P3"><text:span text:style-name="T6">–Спокойно, спокойно, мистер Керниган, – сказала Настя. </text:span></text:p>
      <text:p text:style-name="P3"><text:span text:style-name="T6">–Молчать! Мои верные друзья, ко мне! – крикнул он и в комнату заползло 4 кофемолки. </text:span></text:p>
      <text:p text:style-name="P3"><text:span text:style-name="T6">–Разорвите их на части! Расчлените! Выколите им глаза, Вырвите языки, уничтожьте! – заорал он и кофемолки поползли по стене к Алине и Александру. Но тут Керниган охнул и свалился на пол. Александр крутанул кистью руки, на которой были часы. В ноге Вадима торчал небольшой дротик. </text:span></text:p>
      <text:p text:style-name="P3"><text:span text:style-name="T6">–Оставить и освободить их! – крикнула Алина и кофемолки послушно разрезали оковы. </text:span></text:p>
      <text:p text:style-name="P3"><text:span text:style-name="T6">–Алина, послушай, – сказал Алехин. </text:span></text:p>
      <text:p text:style-name="P3"><text:span text:style-name="T6">–Я ничего не хочу от тебя слышать! Давай может вы уже мир спасете, а?! Шпионы наши! </text:span></text:p>
      <text:p text:style-name="P3"><text:span text:style-name="T6">–Так, девочка моя, пойдем поговорим, – бегло сказала Настя, уводя Алину и подмигивая Александру. </text:span></text:p>
      <text:p text:style-name="P3"><text:span text:style-name="T6">Тот достал из петлицы цветок, повернув его. Из стебля выдвинулся тонкий контакт, и он резко воткнул устройство в гнездо на корпусе Арчи и начал что-то набирать на клавиатуре, но тут сзади него поднялся Керниган с гнездом на голове и пистолетом. Обернувшись резко, Алехин выхватил у него оружие и резко ударил в челюсть, на что Вадим ответил ударом в грудь. Они сцепились. Но вдруг Керниган вывернулся и начал душить Александра. Тот уже хрипел и кашлял. В глазах все плыло. И в следующий момент блеснула с </text:span><text:soft-page-break/><text:span text:style-name="T6">треском синяя искра между кольцом и шеей Вадима и тот упал. Таймер показывал: 00:00:00. Александр поспешно ввел код. «Только бы получилось…», – прошептал он. Индикаторы на корпусе Арчи начали бешено мигать. И вдруг киборг заискрился, после чего от него пошел дым, а на ноутбуке Кернигана в приложении активации киборгов высветилось: «Полная деактивация и самоуничтожение чипов запущено». И вот таймер дошел до нуля. Выдохнув, Алехин упал в кресло. Настя зашла в серверную. </text:span></text:p>
      <text:p text:style-name="P3"><text:span text:style-name="T6">–Саш, спасибо тебе за все! – сказала она. </text:span></text:p>
      <text:p text:style-name="P3"><text:span text:style-name="T6">–Да что тут? Я переживал за тебя. Прости, что не предупредил про часы. Надо было играть на публику. </text:span></text:p>
      <text:p text:style-name="P3"><text:span text:style-name="T6">–Я поняла уже. Моя школа, – усмехнулась девушка. </text:span></text:p>
      <text:p text:style-name="P3"><text:span text:style-name="T6">–А Алина где? </text:span></text:p>
      <text:p text:style-name="P3"><text:span text:style-name="T6">–Вместе со всеми внизу. Я вроде успокоила ее немного. </text:span></text:p>
      <text:p text:style-name="P3"><text:span text:style-name="T6">–А с этими что делать будем? Куда их теперь? </text:span></text:p>
      <text:p text:style-name="P3"><text:span text:style-name="T6">–Теперь этой парой займется агентство. А это лишь клоны. </text:span></text:p>
      <text:p text:style-name="P3"><text:span text:style-name="T6">–Так! Стоп! Сейчас не понял! – резко вскочил Александр. </text:span></text:p>
      <text:p text:style-name="P3"><text:span text:style-name="T6">–Биомеханические клоны. Поверь, Керниган и Алена не дали бы себя так просто переиграть! Они профессионалы своего дела. И план его намного дальше рассчитан. Вопрос лишь когда он нанесет следующий удар. Но здесь уже не наша забота. План его раскрыт. Теперь этим займутся. </text:span></text:p>
      <text:p text:style-name="P1"/>
      <text:p text:style-name="P3"><text:span text:style-name="T6">–А что нам делать? </text:span></text:p>
      <text:p text:style-name="P3"><text:soft-page-break/><text:span text:style-name="T6">–А у нас выпускной. Так что пойдем танцевать. Нам нужно расслабиться все же. А здесь скоро наши люди будут. Они приберутся. </text:span></text:p>
      <text:p text:style-name="P3"><text:span text:style-name="T6">На этом парень и девушка взялись за руки и направились в зал, где уже вновь разгоралось продолжение выпускного, так как никто ничего не помнил и все лишь подумали, что ничего не произошло. </text:span></text:p>
      <text:p text:style-name="P3"><text:span text:style-name="T6">–Отлично. Мы навели суету. Теперь самое время исчезнуть на время. А после мы нанесем решающий удар, моя звездочка, – зловеще сказал Вадим Керниган, поглядывая в иллюминатор самолета.</text:span></text:p>
      <text:p text:style-name="P3"><text:span text:style-name="T6">–Ты настоящий гений! Замутить такую многоходовку и пожертвовать стольким просто ради того, чтобы ввести всех в заблуждение! – ответила Алена. </text:span></text:p>
      <text:p text:style-name="P3"><text:span text:style-name="T6">Самолет направлялся в сторону Арктики, где молодую пару в лаборатории уже ждала Мари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6:53.762000000</meta:creation-date>
    <dc:date>2022-05-15T20:37:15.218000000</dc:date>
    <meta:editing-duration>PT21S</meta:editing-duration>
    <meta:editing-cycles>1</meta:editing-cycles>
    <meta:document-statistic meta:table-count="0" meta:image-count="0" meta:object-count="0" meta:page-count="7" meta:paragraph-count="66" meta:word-count="1285" meta:character-count="8340" meta:non-whitespace-character-count="7020"/>
    <meta:generator>LibreOffice/7.2.2.2$Windows_X86_64 LibreOffice_project/02b2acce88a210515b4a5bb2e46cbfb63fe97d56</meta:generator>
  </office:meta>
</office:document-meta>
</file>